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0.939cm" fo:min-width="0.696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938cm" fo:min-width="0.696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938cm" fo:min-width="0.695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938cm" fo:min-width="0.696cm"/>
    </style:style>
    <style:style style:name="gr5" style:family="graphic" style:parent-style-name="standard">
      <style:graphic-properties svg:stroke-color="#000000" draw:fill-color="#ff3333" draw:textarea-horizontal-align="justify" draw:textarea-vertical-align="middle" draw:auto-grow-height="false" fo:min-height="0.938cm" fo:min-width="0.697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939cm" fo:min-width="0.697cm"/>
    </style:style>
    <style:style style:name="gr7" style:family="graphic" style:parent-style-name="standard">
      <style:graphic-properties svg:stroke-color="#000000" draw:fill-color="#ff3333" draw:textarea-horizontal-align="justify" draw:textarea-vertical-align="middle" draw:auto-grow-height="false" fo:min-height="0.939cm" fo:min-width="0.696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985cm" fo:min-width="7.946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</style:style>
    <style:style style:name="gr14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939cm" fo:min-width="0.69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0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5" style:family="paragraph">
      <loext:graphic-properties draw:fill="none" draw:fill-color="#ffffff"/>
      <style:text-properties fo:color="#00000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6" style:family="paragraph">
      <style:text-properties fo:color="#00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7" style:family="paragraph">
      <loext:graphic-properties draw:fill="none" draw:fill-color="#ffffff"/>
      <style:text-properties fo:color="#00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0" style:family="paragraph">
      <loext:graphic-properties draw:fill="none" draw:fill-color="#ffffff"/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0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fo:color="#00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000000" style:font-name="Liberation Sans1" fo:font-size="36pt" fo:font-style="italic" fo:font-weight="normal" style:font-name-asian="Liberation Sans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" style:family="text">
      <style:text-properties fo:color="#000000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9cm" svg:height="1.681cm" svg:x="8.578cm" svg:y="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9cm" svg:height="1.68cm" svg:x="22.127cm" svg:y="1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89cm" svg:height="1.68cm" svg:x="15.75cm" svg:y="1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9cm" svg:height="1.68cm" svg:x="10.116cm" svg:y="1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91cm" svg:height="1.68cm" svg:x="16.26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9cm" svg:height="1.68cm" svg:x="4.763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91cm" svg:height="1.681cm" svg:x="22.509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91cm" svg:height="1.681cm" svg:x="19.417cm" svg:y="3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69cm" svg:height="1.681cm" svg:x="7.744cm" svg:y="9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9cm" svg:height="1.681cm" svg:x="4.763cm" svg:y="17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89cm" svg:height="1.68cm" svg:x="14.18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91cm" svg:height="1.681cm" svg:x="4.2cm" svg:y="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2.09cm" svg:height="11.793cm" svg:x="7.456cm" svg:y="5.2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13.789cm" svg:y1="11.321cm" svg:x2="22.763cm" svg:y2="11.321cm">
          <text:p text:style-name="P8"/>
        </draw:line>
        <draw:line draw:style-name="gr9" draw:text-style-name="P3" draw:layer="layout" svg:x1="13.476cm" svg:y1="10.803cm" svg:x2="13.476cm" svg:y2="3.355cm">
          <text:p/>
        </draw:line>
        <draw:frame draw:style-name="gr10" draw:text-style-name="P5" draw:layer="layout" svg:width="2.084cm" svg:height="1.73cm" svg:x="21.502cm" svg:y="11.349cm">
          <draw:text-box>
            <text:p text:style-name="P4"><text:span text:style-name="T1">x</text:span></text:p>
          </draw:text-box>
        </draw:frame>
        <draw:frame draw:style-name="gr11" draw:text-style-name="P5" draw:layer="layout" svg:width="2.084cm" svg:height="1.731cm" svg:x="11.913cm" svg:y="2.866cm">
          <draw:text-box>
            <text:p text:style-name="P4"><text:span text:style-name="T1">y</text:span></text:p>
          </draw:text-box>
        </draw:frame>
        <draw:line draw:style-name="gr12" draw:text-style-name="P3" draw:layer="layout" svg:x1="13.58cm" svg:y1="11.217cm" svg:x2="15.873cm" svg:y2="5.631cm">
          <text:p/>
        </draw:line>
        <draw:custom-shape draw:style-name="gr4" draw:text-style-name="P2" draw:layer="layout" svg:width="1.69cm" svg:height="1.68cm" svg:x="14.256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84cm" svg:height="1.731cm" svg:x="14.622cm" svg:y="6.694cm">
          <draw:text-box>
            <text:p text:style-name="P6"><text:span text:style-name="T2">j</text:span></text:p>
          </draw:text-box>
        </draw:frame>
        <draw:frame draw:style-name="gr13" draw:text-style-name="P5" draw:layer="layout" svg:width="2.084cm" svg:height="2.046cm" svg:x="14.623cm" svg:y="8.964cm">
          <draw:text-box>
            <text:p text:style-name="P4"><text:span text:style-name="T3">θ</text:span><text:span text:style-name="T4">ij</text:span></text:p>
          </draw:text-box>
        </draw:frame>
        <draw:line draw:style-name="gr14" draw:text-style-name="P8" draw:layer="layout" svg:x1="13.4cm" svg:y1="11.3cm" svg:x2="9cm" svg:y2="15cm">
          <text:p/>
        </draw:line>
        <draw:frame draw:style-name="gr11" draw:text-style-name="P10" draw:layer="layout" svg:width="2.085cm" svg:height="1.731cm" svg:x="13.058cm" svg:y="10.494cm">
          <draw:text-box>
            <text:p text:style-name="P9"><text:span text:style-name="T5">i</text:span></text:p>
          </draw:text-box>
        </draw:frame>
        <draw:custom-shape draw:style-name="gr15" draw:text-style-name="P11" draw:layer="layout" svg:width="1.689cm" svg:height="1.681cm" svg:x="12.65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085cm" svg:height="1.731cm" svg:x="13.059cm" svg:y="10.496cm">
          <draw:text-box>
            <text:p text:style-name="P9"><text:span text:style-name="T5">i</text:span></text:p>
          </draw:text-box>
        </draw:frame>
        <draw:frame draw:style-name="gr10" draw:text-style-name="P5" draw:layer="layout" svg:width="2.084cm" svg:height="1.73cm" svg:x="10.116cm" svg:y="11.87cm">
          <draw:text-box>
            <text:p text:style-name="P4"><text:span text:style-name="T1">r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12:24.241618616</meta:creation-date>
    <dc:date>2019-09-10T17:41:23.158368642</dc:date>
    <meta:editing-duration>PT28M57S</meta:editing-duration>
    <meta:editing-cycles>4</meta:editing-cycles>
    <meta:generator>LibreOffice/5.1.6.2$Linux_X86_64 LibreOffice_project/10m0$Build-2</meta:generator>
    <meta:document-statistic meta:object-count="49"/>
  </office:meta>
</office:document-meta>
</file>